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200%" fo:text-align="start" style:justify-single-word="false" fo:text-indent="0in" style:auto-text-indent="false">
        <style:tab-stops>
          <style:tab-stop style:position="0.4898in"/>
        </style:tab-stops>
      </style:paragraph-properties>
      <style:text-properties fo:font-size="12pt" style:font-size-asian="12pt" style:font-size-complex="12pt"/>
    </style:style>
    <style:style style:name="P3" style:family="paragraph" style:parent-style-name="Heading_20_1" style:master-page-name="numbering">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ONSTRUCTION</text:h>
      <text:p text:style-name="P2"><text:tab/>To construct this thing, parts now had to be made. The project needed a new seat on the power wheels, one that was risen so that a laptop could be placed under it and the connections still be made. <text:s/>So the plywood was taken and cut into a section large enough to fit in the base but not to big. Smaller strips were cut and places under it as supports for the weight and to allow room for the laptop. The steering column was replaced with all thread rod so that nuts could be put on it to hold the clutch in place and to allow for <text:s/>some stability. The rod had to be bent to look like the shape of the old steering shaft and also had to have the old shafts top piece welded on it to allow the the steering wheel to slide on it. <text:s/>The clutch was made from a tire that was cut down to size and shaped for the wheel. A sheet of metal was folded around the rod to give the clutch the ability to engage or disengage the motor. A board was also cut and bolted to the top right corner of the vehicle for a bade for the turret frame and turret to be mounted too. There is a small grove on the dashboard of the power wheels that was just right to hold the circuit board and a nice place to hide wired in the floorboard of the vehicle. The circuits required to run the motors in both direction is an H-bridge. The project <text:s/>used transistors to preform this task but ran into some problems with the 9.5 amp battery. In the end, for the purpose that the project needed it for, relays were used. <text:s/>More plywood was cut and the relays were mounted to the boards which were placed in the compartment that held the motors. The wires were then run from the relays to the motor and from the relays to the circuit board. The turret frame had servos mounted to them they were also run to the circuit board. A small circuit was made mainly of diodes <text:s/>to regulate the firing rate of the turret. The frame had to be modified so scrap metal was taken and cut to give the frame the reach it needed for the turret. More metal was cut and used as braces on the servos and frame. The motor and gearbox for the clutch needed to be mounted so the last of the plywood was used to make a housing to hold the motor and the gearbox in plac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 style:family="paragraph" style:parent-style-name="Heading_20_7"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no_20_numbering" style:display-name="no numbering" style:page-layout-name="Mpm2"/>
    <style:master-page style:name="numbering" style:page-layout-name="Mpm3">
      <style:footer>
        <text:p text:style-name="MP1">Page <text:page-number text:select-page="current">1</text:page-number> of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3T15:53:52</meta:creation-date>
    <meta:editing-duration>PT00H00M18S</meta:editing-duration>
    <meta:editing-cycles>2</meta:editing-cycles>
    <meta:generator>OpenOffice.org/3.1$Linux OpenOffice.org_project/310m19$Build-9420</meta:generator>
    <dc:title>sen proj 1</dc:title>
    <meta:document-statistic meta:table-count="0" meta:image-count="0" meta:object-count="0" meta:page-count="1" meta:paragraph-count="3" meta:word-count="442" meta:character-count="2228"/>
    <dc:date>2010-04-23T15:54:10</dc:date>
    <meta:template xlink:type="simple" xlink:actuate="onRequest" xlink:title="sen proj 1" xlink:href="../../../.openoffice.org/3/user/template/sen%20proj%201.ott" meta:date="2010-04-23T15:53:52"/>
  </office:meta>
</office:document-meta>
</file>